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fo:text-align="justify" style:justify-single-word="false"/>
      <style:text-properties style:font-name="Arial"/>
    </style:style>
    <style:style style:name="P2" style:family="paragraph" style:parent-style-name="Heading_20_2">
      <style:paragraph-properties fo:line-height="150%" fo:text-align="justify" style:justify-single-word="false"/>
      <style:text-properties style:font-name="Ari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Consigna</text:h>
      <text:p text:style-name="P1">Para la realización de este proyecto, te invitamos a imaginarte que sos un desarrollador recién incorporado en un nuevo emprendimiento tecnológico. Te solicitan que desarrolles una aplicación que tenga un solo activity que cumpla con las siguientes premisas Una única pantalla (sin importar el layout elegido) con 2 cuadros de textos (EditText) 1 botón con el texto “comparar” 1 texto (TextView) que en el que se escriba el resultado de la acción al presionar el botón. Asegurate de que: - Utiliza MVVM - Tiene al menos un test unitario - Tiene al menos un test de UI Función de la appCuando el usuario hace click en el botón “comparar” debe comparar la entrada de ambos cuadros de texto y escribir en el texto (TextView) si ambas cadenas de caracteres son iguales o no. Para subir la carpeta de tu proyecto, te proponemos: Usar un repositorio de GitHub pages haciendo la entrega del link. En caso de tener alguna duda o tengas algún problema con la subida, te dejamos aquí un video instructivo extra que te ayudará paso a paso con GitHub Pages: En el último modulo del curso, encontrarás el apartado "Proyecto Final" con las etapas para poder realizarlo, recomendaciones, guías y condiciones para la entrega. ¡Te recomendamos que no dejes de consultarlo!</text:p>
      <text:p text:style-name="P1"/>
      <text:p text:style-name="P1">Link: https://github.com/Laurix86/Laurix86.github.i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9-03T23:49:25.27</meta:creation-date>
    <meta:document-statistic meta:table-count="0" meta:image-count="0" meta:object-count="0" meta:page-count="1" meta:paragraph-count="3" meta:word-count="216" meta:character-count="1315"/>
    <dc:date>2023-09-03T23:50:32.13</dc:date>
    <meta:editing-duration>PT1M8S</meta:editing-duration>
    <meta:editing-cycles>1</meta:editing-cycles>
    <meta:generator>OpenOffice/4.1.14$Win32 OpenOffice.org_project/4114m1$Build-9811</meta:generator>
  </office:meta>
</office:document-meta>
</file>